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ff7c" officeooo:paragraph-rsid="001aff7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47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denounce abusing loopholes in our laws, and in extreme cases authorize punishment.</text:p>
      <text:p text:style-name="P1"/>
      <text:p text:style-name="P1">And proceeds.</text:p>
      <text:p text:style-name="P1"/>
      <text:p text:style-name="P1">Signed by,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41-12: To denounce abusing loopholes in our laws, and in extreme cases authorize punishment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8:58:12.874720556</dc:date>
    <meta:editing-duration>PT2M29S</meta:editing-duration>
    <meta:editing-cycles>6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7" meta:word-count="57" meta:character-count="374" meta:non-whitespace-character-count="324"/>
  </office:meta>
</office:document-meta>
</file>